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ac51" officeooo:paragraph-rsid="001aac51" style:font-size-asian="12.25pt" style:font-size-complex="14pt"/>
    </style:style>
    <style:style style:name="P2" style:family="paragraph" style:parent-style-name="Standard">
      <style:text-properties fo:font-size="14pt" officeooo:rsid="001aac51" officeooo:paragraph-rsid="001aac51" style:font-size-asian="12.25pt" style:font-size-complex="14pt"/>
    </style:style>
    <style:style style:name="P3" style:family="paragraph" style:parent-style-name="Standard">
      <style:text-properties fo:font-size="14pt" officeooo:rsid="001bdff4" officeooo:paragraph-rsid="001bdff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der this my first draft.</text:p>
      <text:p text:style-name="P1"/>
      <text:p text:style-name="P3">Now I’m gonna <text:s/>edit my first draft. Consider this my second draf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14:29:57.076309051</dc:date>
    <meta:editing-duration>PT56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2" meta:word-count="17" meta:character-count="95" meta:non-whitespace-character-count="79"/>
  </office:meta>
</office:document-meta>
</file>